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5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6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2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2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2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2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8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2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2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2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2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)" style:num-list-format-name="NLF3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list-format-name="NLF3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list-format-name="NLF3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list-format-name="NLF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list-format-name="NLF3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list-format-name="NLF3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list-format-name="NLF3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0">
      <text:list-level-style-number text:level="1" style:num-prefix="Article " style:num-suffix="." style:num-list-format-name="NLF4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list-format-name="NLF4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list-format-name="NLF4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list-format-name="NLF4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list-format-name="NLF4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list-format-name="NLF4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list-format-name="NLF4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1">
      <text:list-level-style-number text:level="1" style:num-prefix="Article " style:num-suffix="." style:num-list-format-name="NLF4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list-format-name="NLF4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list-format-name="NLF4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list-format-name="NLF4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list-format-name="NLF4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list-format-name="NLF4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list-format-name="NLF4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2">
      <text:list-level-style-number text:level="1" style:num-prefix="Article " style:num-suffix="." style:num-list-format-name="NLF4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list-format-name="NLF4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list-format-name="NLF4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list-format-name="NLF4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list-format-name="NLF4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list-format-name="NLF4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list-format-name="NLF4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8in" text:min-label-width="0.25in" text:list-level-position-and-space-mode="label-alignment">
          <style:list-level-label-alignment text:label-followed-by="listtab" fo:margin-left="5.0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F0" style:family="paragraph">
      <style:paragraph-properties fo:break-before="page"/>
      <style:text-properties fo:language="en" fo:country="GB"/>
    </style:style>
    <style:style style:name="T3" style:parent-style-name="DefaultParagraphFont" style:family="text">
      <style:text-properties fo:language="en" fo:country="GB"/>
    </style:style>
    <style:style style:name="T4" style:parent-style-name="DefaultParagraphFont" style:family="text">
      <style:text-properties fo:font-size="10pt" style:font-size-asian="10pt" style:font-size-complex="7pt" fo:language="en" fo:country="GB"/>
    </style:style>
    <style:style style:name="T5" style:parent-style-name="DefaultParagraphFont" style:family="text">
      <style:text-properties fo:language="en" fo:country="GB"/>
    </style:style>
    <style:style style:name="T6" style:parent-style-name="DefaultParagraphFont" style:family="text">
      <style:text-properties fo:language="en" fo:country="GB"/>
    </style:style>
    <style:style style:name="T7" style:parent-style-name="DefaultParagraphFont" style:family="text">
      <style:text-properties fo:language="en" fo:country="GB"/>
    </style:style>
    <style:style style:name="P8" style:parent-style-name="ListParagraph" style:family="paragraph">
      <style:text-properties fo:language="en" fo:country="GB"/>
    </style:style>
    <style:style style:name="P9" style:parent-style-name="ListParagraph" style:family="paragraph">
      <style:text-properties fo:language="en" fo:country="GB"/>
    </style:style>
    <style:style style:name="P10" style:parent-style-name="ListParagraph" style:family="paragraph">
      <style:text-properties fo:language="en" fo:country="GB"/>
    </style:style>
    <style:style style:name="P11" style:parent-style-name="ListParagraph" style:family="paragraph"/>
    <style:style style:name="T12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PROJECT DIARY<text:tab/></text:p>
      <text:h text:style-name="Heading1" text:outline-level="1"><text:span text:style-name="T3">Meeting 1<text:s/></text:span><text:span text:style-name="T4">03/10/2024</text:span><text:span text:style-name="T5">:</text:span><text:span text:style-name="T6"><text:line-break/></text:span><text:span text:style-name="T7"><text:tab/></text:span></text:h>
      <text:list text:style-name="LFO23" text:continue-numbering="true">
        <text:list-item>
          <text:p text:style-name="P8">Completed ther first meeting with supervisor Luo,zhiyuan</text:p>
        </text:list-item>
        <text:list-item>
          <text:p text:style-name="P9">Discussed where to find material to complete project plan</text:p>
        </text:list-item>
        <text:list-item>
          <text:p text:style-name="P10">Brief overview of the project and understanding what challenges to look forward to</text:p>
        </text:list-item>
        <text:list-item>
          <text:p text:style-name="P11"><text:span text:style-name="T12">And updated git repository for the first tim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25in" fo:line-height="110%" fo:background-color="transparent" style:tab-stop-distance="0.5in">
        <style:background-fill draw:fill="solid"/>
      </style:paragraph-properties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666660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style:contextual-spacing="true" fo:margin-top="0.2777in" fo:margin-bottom="0.1111in"/>
      <style:text-properties style:font-name="Arial" style:font-name-asian="Times New Roman" style:font-name-complex="Times New Roman" fo:font-weight="bold" style:font-weight-asian="bold" fo:color="#454541" fo:font-size="22pt" style:font-size-asian="22pt" style:font-size-complex="16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style:contextual-spacing="true" fo:margin-top="0.2361in" fo:margin-bottom="0.0833in"/>
      <style:text-properties style:font-name="Arial" style:font-name-asian="Times New Roman" style:font-name-complex="Times New Roman" style:font-style-complex="italic" fo:color="#BF5B00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style:contextual-spacing="true" fo:margin-top="0.2361in" fo:margin-bottom="0.0833in"/>
      <style:text-properties style:font-name="Arial" style:font-name-asian="Times New Roman" style:font-name-complex="Times New Roman" fo:font-style="italic" style:font-style-asian="italic" fo:color="#BF5B0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style:contextual-spacing="true" fo:margin-top="0.2361in" fo:margin-bottom="0.0833in"/>
      <style:text-properties style:font-name="Arial" style:font-name-asian="Times New Roman" style:font-name-complex="Times New Roman" fo:font-weight="bold" style:font-weight-asian="bold" fo:color="#BF5B00" fo:font-size="11pt" style:font-size-asian="11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style:contextual-spacing="true" fo:margin-top="0.2361in" fo:margin-bottom="0.0833in"/>
      <style:text-properties style:font-name="Arial" style:font-name-asian="Times New Roman" style:font-name-complex="Times New Roman" fo:font-weight="bold" style:font-weight-asian="bold" fo:font-style="italic" style:font-style-asian="italic" style:font-style-complex="italic" fo:color="#BF5B00" fo:font-size="11pt" style:font-size-asian="11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style:contextual-spacing="true" fo:margin-top="0.2361in" fo:margin-bottom="0.0833in"/>
      <style:text-properties style:font-name="Arial" style:font-name-asian="Times New Roman" style:font-name-complex="Times New Roman" fo:color="#BF5B00" fo:font-size="11pt" style:font-size-asian="11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style:contextual-spacing="true" fo:margin-top="0.2361in" fo:margin-bottom="0.0833in"/>
      <style:text-properties style:font-name="Arial" style:font-name-asian="Times New Roman" style:font-name-complex="Times New Roman" fo:font-style="italic" style:font-style-asian="italic" style:font-style-complex="italic" fo:color="#BF5B00" fo:font-size="11pt" style:font-size-asian="11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>
      <style:paragraph-properties fo:border-top="none" fo:border-left="none" fo:border-bottom="0.0833in solid #BF5B00" fo:border-right="none" fo:padding-top="0in" fo:padding-left="0in" fo:padding-bottom="0.3055in" fo:padding-right="0in" style:shadow="none" style:contextual-spacing="true" fo:margin-bottom="0.2777in" fo:line-height="100%"/>
      <style:text-properties style:font-name="Arial" style:font-name-asian="Times New Roman" style:font-name-complex="Times New Roman" fo:font-weight="bold" style:font-weight-asian="bold" fo:color="#454541" style:letter-kerning="true" fo:font-size="30pt" style:font-size-asian="30pt" style:font-size-complex="28pt" fo:hyphenate="false"/>
    </style:style>
    <style:style style:name="TitleChar" style:display-name="Title Char" style:family="text" style:parent-style-name="DefaultParagraphFont">
      <style:text-properties style:font-name="Arial" style:font-name-asian="Times New Roman" style:font-name-complex="Times New Roman" fo:font-weight="bold" style:font-weight-asian="bold" fo:color="#454541" style:letter-kerning="true" fo:font-size="30pt" style:font-size-asian="30pt" style:font-size-complex="28pt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fo:color="#454541" fo:font-size="22pt" style:font-size-asian="22pt" style:font-size-complex="16pt"/>
    </style:style>
    <style:style style:name="Heading5Char" style:display-name="Heading 5 Char" style:family="text" style:parent-style-name="DefaultParagraphFont">
      <style:text-properties style:font-name="Arial" style:font-name-asian="Times New Roman" style:font-name-complex="Times New Roman" fo:font-style="italic" style:font-style-asian="italic" fo:color="#BF5B00"/>
    </style:style>
    <style:style style:name="Heading6Char" style:display-name="Heading 6 Char" style:family="text" style:parent-style-name="DefaultParagraphFont">
      <style:text-properties style:font-name="Arial" style:font-name-asian="Times New Roman" style:font-name-complex="Times New Roman" fo:font-weight="bold" style:font-weight-asian="bold" fo:color="#BF5B00" fo:font-size="11pt" style:font-size-asian="11pt"/>
    </style:style>
    <style:style style:name="Heading7Char" style:display-name="Heading 7 Char" style:family="text" style:parent-style-name="DefaultParagraphFont">
      <style:text-properties style:font-name="Arial" style:font-name-asian="Times New Roman" style:font-name-complex="Times New Roman" fo:font-weight="bold" style:font-weight-asian="bold" fo:font-style="italic" style:font-style-asian="italic" style:font-style-complex="italic" fo:color="#BF5B00" fo:font-size="11pt" style:font-size-asian="11pt"/>
    </style:style>
    <style:style style:name="Heading8Char" style:display-name="Heading 8 Char" style:family="text" style:parent-style-name="DefaultParagraphFont">
      <style:text-properties style:font-name="Arial" style:font-name-asian="Times New Roman" style:font-name-complex="Times New Roman" fo:color="#BF5B00" fo:font-size="11pt" style:font-size-asian="11pt" style:font-size-complex="10.5pt"/>
    </style:style>
    <style:style style:name="Heading9Char" style:display-name="Heading 9 Char" style:family="text" style:parent-style-name="DefaultParagraphFont">
      <style:text-properties style:font-name="Arial" style:font-name-asian="Times New Roman" style:font-name-complex="Times New Roman" fo:font-style="italic" style:font-style-asian="italic" style:font-style-complex="italic" fo:color="#BF5B00" fo:font-size="11pt" style:font-size-asian="11pt" style:font-size-complex="10.5pt"/>
    </style:style>
    <style:style style:name="Subtitle" style:display-name="Subtitle" style:family="paragraph" style:parent-style-name="Normal">
      <style:paragraph-properties style:contextual-spacing="true" fo:margin-bottom="0.3333in"/>
      <style:text-properties style:font-name-asian="Times New Roman" fo:color="#BF5B00" fo:font-size="17pt" style:font-size-asian="17pt" style:font-size-complex="11pt" fo:hyphenate="false"/>
    </style:style>
    <style:style style:name="SubtitleChar" style:display-name="Subtitle Char" style:family="text" style:parent-style-name="DefaultParagraphFont">
      <style:text-properties style:font-name-asian="Times New Roman" fo:color="#BF5B00" fo:font-size="17pt" style:font-size-asian="17pt" style:font-size-complex="11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666660"/>
    </style:style>
    <style:style style:name="IntenseEmphasis" style:display-name="Intense Emphasis" style:family="text" style:parent-style-name="DefaultParagraphFont">
      <style:text-properties fo:font-weight="bold" style:font-weight-asian="bold" fo:font-style="italic" style:font-style-asian="italic" style:font-style-complex="italic" fo:color="#454541"/>
    </style:style>
    <style:style style:name="Strong" style:display-name="Strong" style:family="text" style:parent-style-name="DefaultParagraphFont">
      <style:text-properties fo:font-weight="bold" style:font-weight-asian="bold" style:font-weight-complex="bold" fo:color="#666660"/>
    </style:style>
    <style:style style:name="Quote" style:display-name="Quote" style:family="paragraph" style:parent-style-name="Normal" style:next-style-name="Normal">
      <style:paragraph-properties fo:margin-top="0.2222in" fo:margin-bottom="0.2222in"/>
      <style:text-properties fo:font-style="italic" style:font-style-asian="italic" style:font-style-complex="italic" fo:font-size="17pt" style:font-size-asian="17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font-size="17pt" style:font-size-asian="17pt"/>
    </style:style>
    <style:style style:name="IntenseQuote" style:display-name="Intense Quote" style:family="paragraph" style:parent-style-name="Normal" style:next-style-name="Normal">
      <style:paragraph-properties fo:margin-top="0.2222in" fo:margin-bottom="0.2222in"/>
      <style:text-properties fo:font-weight="bold" style:font-weight-asian="bold" fo:font-style="italic" style:font-style-asian="italic" style:font-style-complex="italic" fo:color="#454541" fo:font-size="17pt" style:font-size-asian="17pt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fo:font-style="italic" style:font-style-asian="italic" style:font-style-complex="italic" fo:color="#454541" fo:font-size="17pt" style:font-size-asian="17pt"/>
    </style:style>
    <style:style style:name="SubtleReference" style:display-name="Subtle Reference" style:family="text" style:parent-style-name="DefaultParagraphFont">
      <style:text-properties fo:text-transform="uppercase" fo:font-variant="normal" fo:color="#666660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uppercase" fo:font-variant="normal" fo:color="#666660" fo:letter-spacing="normal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font-size="11pt" style:font-size-asian="11pt" style:font-size-complex="9pt" fo:hyphenate="false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PlaceholderText" style:display-name="Placeholder Text" style:family="text" style:parent-style-name="DefaultParagraphFont">
      <style:text-properties fo:color="#595959"/>
    </style:style>
    <style:style style:name="BookTitle" style:display-name="Book Title" style:family="text" style:parent-style-name="DefaultParagraphFont">
      <style:text-properties fo:font-weight="normal" style:font-weight-asian="normal" style:font-weight-complex="bold" fo:font-style="normal" style:font-style-asian="normal" style:font-style-complex="italic" fo:letter-spacing="normal" style:text-underline-type="single" style:text-underline-style="solid" style:text-underline-width="auto" style:text-underline-mode="continuous"/>
    </style:style>
    <style:style style:name="TOAHeading" style:display-name="TOA Heading" style:family="paragraph" style:parent-style-name="Normal" style:next-style-name="Normal">
      <style:paragraph-properties fo:margin-top="0.0833in"/>
      <style:text-properties style:font-name="Arial" style:font-name-asian="Times New Roman" style:font-name-complex="Times New Roman" fo:font-weight="bold" style:font-weight-asian="bold" style:font-weight-complex="bold" fo:hyphenate="false"/>
    </style:style>
    <style:style style:name="Header" style:display-name="Header" style:family="paragraph" style:parent-style-name="Normal">
      <style:paragraph-properties fo:margin-bottom="0in" fo:line-height="100%"/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/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11pt" style:font-size-asian="11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11pt" style:font-size-asian="11pt" style:font-size-complex="9pt"/>
    </style:style>
    <style:style style:name="BlockText" style:display-name="Block Text" style:family="paragraph" style:parent-style-name="Normal">
      <style:paragraph-properties fo:border="0.0034in solid #BF5B00" fo:padding="0.1388in" style:shadow="#000000 0.0034in 0.0034in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BF5B00" fo:hyphenate="false"/>
    </style:style>
    <style:style style:name="BodyText3" style:display-name="Body Text 3" style:family="paragraph" style:parent-style-name="Normal">
      <style:paragraph-properties fo:margin-bottom="0.0833in"/>
      <style:text-properties fo:font-size="11pt" style:font-size-asian="11pt" style:font-size-complex="8pt" fo:hyphenate="false"/>
    </style:style>
    <style:style style:name="BodyText3Char" style:display-name="Body Text 3 Char" style:family="text" style:parent-style-name="DefaultParagraphFont">
      <style:text-properties fo:font-size="11pt" style:font-size-asian="11pt" style:font-size-complex="8pt"/>
    </style:style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fo:font-size="11pt" style:font-size-asian="11pt" style:font-size-complex="8pt" fo:hyphenate="false"/>
    </style:style>
    <style:style style:name="BodyTextIndent3Char" style:display-name="Body Text Indent 3 Char" style:family="text" style:parent-style-name="DefaultParagraphFont">
      <style:text-properties fo:font-size="11pt" style:font-size-asian="11pt" style:font-size-complex="8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1pt" style:font-size-asian="11pt" style:font-size-complex="10pt" fo:hyphenate="false"/>
    </style:style>
    <style:style style:name="CommentTextChar" style:display-name="Comment Text Char" style:family="text" style:parent-style-name="DefaultParagraphFont">
      <style:text-properties fo:font-size="11pt" style:font-size-asian="11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1pt" style:font-size-asian="11pt" style:font-size-complex="10pt"/>
    </style:style>
    <style:style style:name="DocumentMap" style:display-name="Document Map" style:family="paragraph" style:parent-style-name="Normal">
      <style:paragraph-properties fo:margin-bottom="0in" fo:line-height="100%"/>
      <style:text-properties style:font-name="Segoe UI" style:font-name-complex="Segoe UI" fo:font-size="11pt" style:font-size-asian="11pt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fo:font-size="11pt" style:font-size-asian="11pt" style:font-size-complex="8pt"/>
    </style:style>
    <style:style style:name="EndnoteText" style:display-name="Endnote Text" style:family="paragraph" style:parent-style-name="Normal">
      <style:paragraph-properties fo:margin-bottom="0in" fo:line-height="100%"/>
      <style:text-properties fo:font-size="11pt" style:font-size-asian="11pt" style:font-size-complex="10pt" fo:hyphenate="false"/>
    </style:style>
    <style:style style:name="EndnoteTextChar" style:display-name="Endnote Text Char" style:family="text" style:parent-style-name="DefaultParagraphFont">
      <style:text-properties fo:font-size="11pt" style:font-size-asian="11pt" style:font-size-complex="10pt"/>
    </style:style>
    <style:style style:name="EnvelopeReturn" style:display-name="Envelope Return" style:family="paragraph" style:parent-style-name="Normal">
      <style:paragraph-properties fo:margin-bottom="0in" fo:line-height="100%"/>
      <style:text-properties style:font-name="Arial" style:font-name-asian="Times New Roman" style:font-name-complex="Times New Roman" fo:font-size="11pt" style:font-size-asian="11pt" style:font-size-complex="10pt" fo:hyphenate="false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1pt" style:font-size-asian="11pt" style:font-size-complex="10pt" fo:hyphenate="false"/>
    </style:style>
    <style:style style:name="FootnoteTextChar" style:display-name="Footnote Text Char" style:family="text" style:parent-style-name="DefaultParagraphFont">
      <style:text-properties fo:font-size="11pt" style:font-size-asian="11pt" style:font-size-complex="10pt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paragraph-properties fo:margin-bottom="0in" fo:line-height="100%"/>
      <style:text-properties style:font-name="Consolas" fo:font-size="11pt" style:font-size-asian="11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fo:font-size="11pt" style:font-size-asian="11pt" style:font-size-complex="10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Hyperlink" style:display-name="Hyperlink" style:family="text" style:parent-style-name="DefaultParagraphFont">
      <style:text-properties fo:color="#9B4A06" style:text-underline-type="single" style:text-underline-style="solid" style:text-underline-width="auto" style:text-underline-mode="continuous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fo:font-size="11pt" style:font-size-asian="11pt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fo:font-size="11pt" style:font-size-asian="11pt" style:font-size-complex="10pt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1pt" style:font-size-asian="11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1pt" style:font-size-asian="11pt" style:font-size-complex="10.5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ff7a00" draw:opacity="100%" draw:stroke="solid" svg:stroke-width="0.01389in" svg:stroke-color="#6c3000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3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5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6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2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2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2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2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8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2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2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2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2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)" style:num-list-format-name="NLF3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list-format-name="NLF3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list-format-name="NLF3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list-format-name="NLF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list-format-name="NLF3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list-format-name="NLF3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list-format-name="NLF3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0">
      <text:list-level-style-number text:level="1" style:num-prefix="Article " style:num-suffix="." style:num-list-format-name="NLF4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list-format-name="NLF4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list-format-name="NLF4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list-format-name="NLF4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list-format-name="NLF4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list-format-name="NLF4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list-format-name="NLF4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1">
      <text:list-level-style-number text:level="1" style:num-prefix="Article " style:num-suffix="." style:num-list-format-name="NLF4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list-format-name="NLF4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list-format-name="NLF4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list-format-name="NLF4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list-format-name="NLF4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list-format-name="NLF4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list-format-name="NLF4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2">
      <text:list-level-style-number text:level="1" style:num-prefix="Article " style:num-suffix="." style:num-list-format-name="NLF4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list-format-name="NLF4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list-format-name="NLF4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list-format-name="NLF4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list-format-name="NLF4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list-format-name="NLF4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list-format-name="NLF4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8in" text:min-label-width="0.25in" text:list-level-position-and-space-mode="label-alignment">
          <style:list-level-label-alignment text:label-followed-by="listtab" fo:margin-left="5.0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3">
      <number:num-list-label text:level="1"/>
      <number:text>%1%)</number:text>
      <number:num-list-label text:level="2"/>
      <number:text>%2%)</number:text>
      <number:num-list-label text:level="3"/>
      <number:text>%3%)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4">
      <number:num-list-label text:level="1"/>
      <number:text>Article %1%.</number:text>
      <number:num-list-label text:level="2"/>
      <number:text>Section %1%.%2%</number:text>
      <number:num-list-label text:level="3"/>
      <number:text>(%3%)</number:text>
      <number:num-list-label text:level="4"/>
      <number:text>(%4%)</number:text>
      <number:num-list-label text:level="5"/>
      <number:text>%5%)</number:text>
      <number:num-list-label text:level="6"/>
      <number:text>%6%)</number:text>
      <number:num-list-label text:level="7"/>
      <number:text>%7%)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6in" fo:margin-bottom="0.5in" fo:margin-right="0.6in" style:num-format="1" style:writing-mode="lr-tb">
        <style:footnote-sep style:width="0.007in" style:rel-width="33%" style:color="#66666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6in"/>
      </style:footer-style>
    </style:page-layout>
    <style:style style:name="T2" style:parent-style-name="DefaultParagraphFont" style:family="text">
      <style:text-properties fo:language="en" fo:country="GB" style:language-complex="en" style:country-complex="GB"/>
    </style:style>
  </office:automatic-styles>
  <office:master-styles>
    <style:master-page style:name="MPF0" style:page-layout-name="PL0">
      <style:footer>
        <text:p text:style-name="Normal"><text:span text:style-name="T2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awaz Hakeem-Jimoh</meta:initial-creator>
    <dc:creator>fawaz Hakeem-jimoh</dc:creator>
    <meta:creation-date>2024-10-03T22:22:00Z</meta:creation-date>
    <dc:date>2024-10-03T22:40:00Z</dc:date>
    <meta:template xlink:href="Write%20a%20Journal" xlink:type="simple"/>
    <meta:editing-cycles>1</meta:editing-cycles>
    <meta:editing-duration>PT1080S</meta:editing-duration>
    <meta:document-statistic meta:page-count="1" meta:paragraph-count="1" meta:word-count="42" meta:character-count="282" meta:row-count="2" meta:non-whitespace-character-count="241"/>
  </office:meta>
</office:document-meta>
</file>